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Zechariah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ZECHARIAH 1-6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JUDAH'S REPENTANCE (1:1-6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JUDAH'S REPENTANCE (1:1-6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In the past God's people have been chastened for their corruption (1:1-2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Now God's people will be cleansed by their confession (1:3-6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ZECHARIAH 1-6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JUDAH'S REPENTANCE (1:1-6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JEHOVAH'S REVELATIONS (1:7-6:8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-title-Title-Slide" presentation:presentation-page-layout-name="Master1-PPL1" draw:id="Slide-260">
        <draw:frame draw:id="id98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JEHOVAH'S REVELATIONS (1:7-6:8):<text:s text:c="1"/></text:span><text:span text:style-name="a530" text:class-names=""/></text:p>
          </draw:text-box>
          <svg:title/>
          <svg:desc/>
        </draw:frame>
        <draw:frame draw:id="id99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First vision-the man among the myrtle trees (1:7-17):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6" draw:style-name="a538" draw:master-page-name="Master1-Layout1-title-Title-Slide" presentation:presentation-page-layout-name="Master1-PPL1" draw:id="Slide-261">
        <draw:frame draw:id="id100" presentation:style-name="a542" draw:name="Title 1" svg:x="1.38in" svg:y="0.83in" svg:width="10.3in" svg:height="4.42in" presentation:class="title" presentation:placeholder="false">
          <draw:text-box>
            <text:p text:style-name="a541" text:class-names="" text:cond-style-name=""><text:span text:style-name="a539" text:class-names=""><text:s text:c="1"/>First vision-the man among the myrtle trees (1:7-17):<text:s text:c="1"/></text:span><text:span text:style-name="a540" text:class-names=""/></text:p>
          </draw:text-box>
          <svg:title/>
          <svg:desc/>
        </draw:frame>
        <draw:frame draw:id="id101" presentation:style-name="a547" draw:name="Subtitle 2" svg:x="1.38in" svg:y="5.25in" svg:width="10.3in" svg:height="1.85in" presentation:class="subtitle" presentation:placeholder="false">
          <draw:text-box>
            <text:p text:style-name="a544" text:class-names="" text:cond-style-name=""><text:span text:style-name="a543" text:class-names=""><text:s text:c="1"/>By the prophet (1:7-11)<text:s text:c="1"/></text:span></text:p>
            <text:p text:style-name="a546" text:class-names="" text:cond-style-name=""><text:span text:style-name="a545" text:class-names=""/></text:p>
          </draw:text-box>
          <svg:title/>
          <svg:desc/>
        </draw:frame>
      </draw:page>
      <draw:page draw:name="Slide7" draw:style-name="a548" draw:master-page-name="Master1-Layout12-tx-Title-and-Text" presentation:presentation-page-layout-name="Master1-PPL12" draw:id="Slide-262">
        <draw:frame draw:id="id102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By the prophet (1:7-11)<text:s text:c="1"/></text:span><text:span text:style-name="a550" text:class-names=""/></text:p>
          </draw:text-box>
          <svg:title/>
          <svg:desc/>
        </draw:frame>
        <draw:frame draw:id="id103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question (1:7-9a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answer (1:9b-11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8" draw:style-name="a563" draw:master-page-name="Master1-Layout12-tx-Title-and-Text" presentation:presentation-page-layout-name="Master1-PPL12" draw:id="Slide-263">
        <draw:frame draw:id="id104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First vision-the man among the myrtle trees (1:7-17):<text:s text:c="1"/></text:span><text:span text:style-name="a565" text:class-names=""/></text:p>
          </draw:text-box>
          <svg:title/>
          <svg:desc/>
        </draw:frame>
        <draw:frame draw:id="id105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By the prophet (1:7-11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By the angel (1:12-17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9" draw:style-name="a578" draw:master-page-name="Master1-Layout12-tx-Title-and-Text" presentation:presentation-page-layout-name="Master1-PPL12" draw:id="Slide-264">
        <draw:frame draw:id="id106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By the angel (1:12-17)<text:s text:c="1"/></text:span><text:span text:style-name="a580" text:class-names=""/></text:p>
          </draw:text-box>
          <svg:title/>
          <svg:desc/>
        </draw:frame>
        <draw:frame draw:id="id107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The question (1:12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answer (1:13-17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0" draw:style-name="a593" draw:master-page-name="Master1-Layout12-tx-Title-and-Text" presentation:presentation-page-layout-name="Master1-PPL12" draw:id="Slide-265">
        <draw:frame draw:id="id108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First vision-the man among the myrtle trees (1:7-17):<text:s text:c="1"/></text:span><text:span text:style-name="a595" text:class-names=""/></text:p>
          </draw:text-box>
          <svg:title/>
          <svg:desc/>
        </draw:frame>
        <draw:frame draw:id="id109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By the prophet (1:7-11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By the angel (1:12-17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1" draw:style-name="a608" draw:master-page-name="Master1-Layout12-tx-Title-and-Text" presentation:presentation-page-layout-name="Master1-PPL12" draw:id="Slide-266">
        <draw:frame draw:id="id110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JEHOVAH'S REVELATIONS (1:7-6:8):<text:s text:c="1"/></text:span><text:span text:style-name="a610" text:class-names=""/></text:p>
          </draw:text-box>
          <svg:title/>
          <svg:desc/>
        </draw:frame>
        <draw:frame draw:id="id111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First vision-the man among the myrtle trees (1:7-17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Second vision-the four horns and the four blacksmiths (1:18-21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2" draw:style-name="a623" draw:master-page-name="Master1-Layout12-tx-Title-and-Text" presentation:presentation-page-layout-name="Master1-PPL12" draw:id="Slide-267">
        <draw:frame draw:id="id112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Second vision-the four horns and the four blacksmiths (1:18-21)<text:s text:c="1"/></text:span><text:span text:style-name="a625" text:class-names=""/></text:p>
          </draw:text-box>
          <svg:title/>
          <svg:desc/>
        </draw:frame>
        <draw:frame draw:id="id113" presentation:style-name="a637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four horns (1:18-19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four blacksmiths (1:20-21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3" draw:style-name="a638" draw:master-page-name="Master1-Layout12-tx-Title-and-Text" presentation:presentation-page-layout-name="Master1-PPL12" draw:id="Slide-268">
        <draw:frame draw:id="id114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JEHOVAH'S REVELATIONS (1:7-6:8):<text:s text:c="1"/></text:span><text:span text:style-name="a640" text:class-names=""/></text:p>
          </draw:text-box>
          <svg:title/>
          <svg:desc/>
        </draw:frame>
        <draw:frame draw:id="id115" presentation:style-name="a655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First vision-the man among the myrtle trees (1:7-17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Second vision-the four horns and the four blacksmiths (1:18-21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ird vision-the man with the measuring line (2:1-13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4" draw:style-name="a656" draw:master-page-name="Master1-Layout12-tx-Title-and-Text" presentation:presentation-page-layout-name="Master1-PPL12" draw:id="Slide-269">
        <draw:frame draw:id="id116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<text:s text:c="1"/>Third vision-the man with the measuring line (2:1-13)<text:s text:c="1"/></text:span><text:span text:style-name="a658" text:class-names=""/></text:p>
          </draw:text-box>
          <svg:title/>
          <svg:desc/>
        </draw:frame>
        <draw:frame draw:id="id117" presentation:style-name="a670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The plan to measure Jerusalem (2:1-3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 promise to magnify Jerusalem (2:4-13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5" draw:style-name="a671" draw:master-page-name="Master1-Layout12-tx-Title-and-Text" presentation:presentation-page-layout-name="Master1-PPL12" draw:id="Slide-270">
        <draw:frame draw:id="id118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<text:s text:c="1"/>The promise to magnify Jerusalem (2:4-13)<text:s text:c="1"/></text:span><text:span text:style-name="a673" text:class-names=""/></text:p>
          </draw:text-box>
          <svg:title/>
          <svg:desc/>
        </draw:frame>
        <draw:frame draw:id="id119" presentation:style-name="a685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<text:s text:c="1"/>Great crowds will live both within and outside its walls-in safety (2:4-7, 10-13).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Judah's enemies will be totally defeated (2:8-9).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6" draw:style-name="a686" draw:master-page-name="Master1-Layout12-tx-Title-and-Text" presentation:presentation-page-layout-name="Master1-PPL12" draw:id="Slide-271">
        <draw:frame draw:id="id120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<text:s text:c="1"/>Third vision-the man with the measuring line (2:1-13)<text:s text:c="1"/></text:span><text:span text:style-name="a688" text:class-names=""/></text:p>
          </draw:text-box>
          <svg:title/>
          <svg:desc/>
        </draw:frame>
        <draw:frame draw:id="id121" presentation:style-name="a700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The plan to measure Jerusalem (2:1-3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e promise to magnify Jerusalem (2:4-13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7" draw:style-name="a701" draw:master-page-name="Master1-Layout12-tx-Title-and-Text" presentation:presentation-page-layout-name="Master1-PPL12" draw:id="Slide-272">
        <draw:frame draw:id="id122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JEHOVAH'S REVELATIONS (1:7-6:8):<text:s text:c="1"/></text:span><text:span text:style-name="a703" text:class-names=""/></text:p>
          </draw:text-box>
          <svg:title/>
          <svg:desc/>
        </draw:frame>
        <draw:frame draw:id="id123" presentation:style-name="a721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First vision-the man among the myrtle trees (1:7-17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Second vision-the four horns and the four blacksmiths (1:18-21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ird vision-the man with the measuring line (2:1-13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Fourth vision-the cleansing and clothing of Jeshua (Joshua), Judah's high priest (3:1 -10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18" draw:style-name="a722" draw:master-page-name="Master1-Layout12-tx-Title-and-Text" presentation:presentation-page-layout-name="Master1-PPL12" draw:id="Slide-273">
        <draw:frame draw:id="id124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<text:s text:c="1"/>Fourth vision-the cleansing and clothing of Jeshua (Joshua), Judah's high priest (3:1 -10)<text:s text:c="1"/></text:span><text:span text:style-name="a724" text:class-names=""/></text:p>
          </draw:text-box>
          <svg:title/>
          <svg:desc/>
        </draw:frame>
        <draw:frame draw:id="id125" presentation:style-name="a742" draw:name="Text Placeholder 2" svg:x="1.38in" svg:y="2in" svg:width="9.4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<text:s text:c="1"/>The prejudice (3:1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The person (3:2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e purifying (3:3-5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The promises (3:6-10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draw:page draw:name="Slide19" draw:style-name="a743" draw:master-page-name="Master1-Layout12-tx-Title-and-Text" presentation:presentation-page-layout-name="Master1-PPL12" draw:id="Slide-274">
        <draw:frame draw:id="id126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<text:s text:c="1"/>The promises (3:6-10)<text:s text:c="1"/></text:span><text:span text:style-name="a745" text:class-names=""/></text:p>
          </draw:text-box>
          <svg:title/>
          <svg:desc/>
        </draw:frame>
        <draw:frame draw:id="id127" presentation:style-name="a757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<text:s text:c="1"/>To be a steward in God's building (3:6-7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To be a symbol for the Branch of God (3:8-10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draw:page draw:name="Slide20" draw:style-name="a758" draw:master-page-name="Master1-Layout12-tx-Title-and-Text" presentation:presentation-page-layout-name="Master1-PPL12" draw:id="Slide-275">
        <draw:frame draw:id="id128" presentation:style-name="a762" draw:name="Title 1" svg:x="1.38in" svg:y="0.4in" svg:width="10.6in" svg:height="1.44965in" presentation:class="title" presentation:placeholder="false">
          <draw:text-box>
            <text:p text:style-name="a761" text:class-names="" text:cond-style-name=""><text:span text:style-name="a759" text:class-names=""><text:s text:c="1"/>Fourth vision-the cleansing and clothing of Jeshua (Joshua), Judah's high priest (3:1 -10)<text:s text:c="1"/></text:span><text:span text:style-name="a760" text:class-names=""/></text:p>
          </draw:text-box>
          <svg:title/>
          <svg:desc/>
        </draw:frame>
        <draw:frame draw:id="id129" presentation:style-name="a778" draw:name="Text Placeholder 2" svg:x="1.38in" svg:y="2in" svg:width="9.4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<text:s text:c="1"/>The prejudice (3:1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person (3:2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The purifying (3:3-5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The promises (3:6-10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21" draw:style-name="a779" draw:master-page-name="Master1-Layout12-tx-Title-and-Text" presentation:presentation-page-layout-name="Master1-PPL12" draw:id="Slide-276">
        <draw:frame draw:id="id130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JEHOVAH'S REVELATIONS (1:7-6:8):<text:s text:c="1"/></text:span><text:span text:style-name="a781" text:class-names=""/></text:p>
          </draw:text-box>
          <svg:title/>
          <svg:desc/>
        </draw:frame>
        <draw:frame draw:id="id131" presentation:style-name="a802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First vision-the man among the myrtle trees (1:7-17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Second vision-the four horns and the four blacksmiths (1:18-21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Third vision-the man with the measuring line (2:1-13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Fourth vision-the cleansing and clothing of Jeshua (Joshua), Judah's high priest (3:1 -10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Fifth vision-the gold lampstand and the two olive trees (4:1-14)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22" draw:style-name="a803" draw:master-page-name="Master1-Layout1-title-Title-Slide" presentation:presentation-page-layout-name="Master1-PPL1" draw:id="Slide-277">
        <draw:frame draw:id="id132" presentation:style-name="a807" draw:name="Title 1" svg:x="1.38in" svg:y="0.83in" svg:width="10.3in" svg:height="4.42in" presentation:class="title" presentation:placeholder="false">
          <draw:text-box>
            <text:p text:style-name="a806" text:class-names="" text:cond-style-name=""><text:span text:style-name="a804" text:class-names=""><text:s text:c="1"/>Fifth vision-the gold lampstand and the two olive trees (4:1-14)<text:s text:c="1"/></text:span><text:span text:style-name="a805" text:class-names=""/></text:p>
          </draw:text-box>
          <svg:title/>
          <svg:desc/>
        </draw:frame>
        <draw:frame draw:id="id133" presentation:style-name="a812" draw:name="Subtitle 2" svg:x="1.38in" svg:y="5.25in" svg:width="10.3in" svg:height="1.85in" presentation:class="subtitle" presentation:placeholder="false">
          <draw:text-box>
            <text:p text:style-name="a809" text:class-names="" text:cond-style-name=""><text:span text:style-name="a808" text:class-names=""><text:s text:c="1"/>The gold lampstand (4:1-2, 10)<text:s text:c="1"/></text:span></text:p>
            <text:p text:style-name="a811" text:class-names="" text:cond-style-name=""><text:span text:style-name="a810" text:class-names=""/></text:p>
          </draw:text-box>
          <svg:title/>
          <svg:desc/>
        </draw:frame>
      </draw:page>
      <draw:page draw:name="Slide23" draw:style-name="a813" draw:master-page-name="Master1-Layout12-tx-Title-and-Text" presentation:presentation-page-layout-name="Master1-PPL12" draw:id="Slide-278">
        <draw:frame draw:id="id134" presentation:style-name="a817" draw:name="Title 1" svg:x="1.38in" svg:y="0.4in" svg:width="10.6in" svg:height="1.44965in" presentation:class="title" presentation:placeholder="false">
          <draw:text-box>
            <text:p text:style-name="a816" text:class-names="" text:cond-style-name=""><text:span text:style-name="a814" text:class-names=""><text:s text:c="1"/>The gold lampstand (4:1-2, 10)<text:s text:c="1"/></text:span><text:span text:style-name="a815" text:class-names=""/></text:p>
          </draw:text-box>
          <svg:title/>
          <svg:desc/>
        </draw:frame>
        <draw:frame draw:id="id135" presentation:style-name="a827" draw:name="Text Placeholder 2" svg:x="1.38in" svg:y="2in" svg:width="9.4in" svg:height="4.7586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<text:s text:c="1"/>The information (4:1-2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interpretation (4:10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24" draw:style-name="a828" draw:master-page-name="Master1-Layout12-tx-Title-and-Text" presentation:presentation-page-layout-name="Master1-PPL12" draw:id="Slide-279">
        <draw:frame draw:id="id136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<text:s text:c="1"/>Fifth vision-the gold lampstand and the two olive trees (4:1-14)<text:s text:c="1"/></text:span><text:span text:style-name="a830" text:class-names=""/></text:p>
          </draw:text-box>
          <svg:title/>
          <svg:desc/>
        </draw:frame>
        <draw:frame draw:id="id137" presentation:style-name="a842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<text:s text:c="1"/>The gold lampstand (4:1-2, 10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The two olive trees (4:3-9, 11-14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25" draw:style-name="a843" draw:master-page-name="Master1-Layout12-tx-Title-and-Text" presentation:presentation-page-layout-name="Master1-PPL12" draw:id="Slide-280">
        <draw:frame draw:id="id138" presentation:style-name="a847" draw:name="Title 1" svg:x="1.38in" svg:y="0.4in" svg:width="10.6in" svg:height="1.44965in" presentation:class="title" presentation:placeholder="false">
          <draw:text-box>
            <text:p text:style-name="a846" text:class-names="" text:cond-style-name=""><text:span text:style-name="a844" text:class-names=""><text:s text:c="1"/>The two olive trees (4:3-9, 11-14)<text:s text:c="1"/></text:span><text:span text:style-name="a845" text:class-names=""/></text:p>
          </draw:text-box>
          <svg:title/>
          <svg:desc/>
        </draw:frame>
        <draw:frame draw:id="id139" presentation:style-name="a857" draw:name="Text Placeholder 2" svg:x="1.38in" svg:y="2in" svg:width="9.4in" svg:height="4.7586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<text:s text:c="1"/>The information (4:3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The interpretation (4:4-9, 11-14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</draw:text-box>
          <svg:title/>
          <svg:desc/>
        </draw:frame>
      </draw:page>
      <draw:page draw:name="Slide26" draw:style-name="a858" draw:master-page-name="Master1-Layout12-tx-Title-and-Text" presentation:presentation-page-layout-name="Master1-PPL12" draw:id="Slide-281">
        <draw:frame draw:id="id140" presentation:style-name="a862" draw:name="Title 1" svg:x="1.38in" svg:y="0.4in" svg:width="10.6in" svg:height="1.44965in" presentation:class="title" presentation:placeholder="false">
          <draw:text-box>
            <text:p text:style-name="a861" text:class-names="" text:cond-style-name=""><text:span text:style-name="a859" text:class-names=""><text:s text:c="1"/>Fifth vision-the gold lampstand and the two olive trees (4:1-14)<text:s text:c="1"/></text:span><text:span text:style-name="a860" text:class-names=""/></text:p>
          </draw:text-box>
          <svg:title/>
          <svg:desc/>
        </draw:frame>
        <draw:frame draw:id="id141" presentation:style-name="a872" draw:name="Text Placeholder 2" svg:x="1.38in" svg:y="2in" svg:width="9.4in" svg:height="4.7586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<text:s text:c="1"/>The gold lampstand (4:1-2, 10)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two olive trees (4:3-9, 11-14)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</draw:text-box>
          <svg:title/>
          <svg:desc/>
        </draw:frame>
      </draw:page>
      <draw:page draw:name="Slide27" draw:style-name="a873" draw:master-page-name="Master1-Layout12-tx-Title-and-Text" presentation:presentation-page-layout-name="Master1-PPL12" draw:id="Slide-282">
        <draw:frame draw:id="id142" presentation:style-name="a877" draw:name="Title 1" svg:x="1.38in" svg:y="0.4in" svg:width="10.6in" svg:height="1.44965in" presentation:class="title" presentation:placeholder="false">
          <draw:text-box>
            <text:p text:style-name="a876" text:class-names="" text:cond-style-name=""><text:span text:style-name="a874" text:class-names="">JEHOVAH'S REVELATIONS (1:7-6:8):<text:s text:c="1"/></text:span><text:span text:style-name="a875" text:class-names=""/></text:p>
          </draw:text-box>
          <svg:title/>
          <svg:desc/>
        </draw:frame>
        <draw:frame draw:id="id143" presentation:style-name="a899" draw:name="Text Placeholder 2" svg:x="1.38in" svg:y="2in" svg:width="9.4in" svg:height="4.75868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<text:s text:c="1"/>First vision-the man among the myrtle trees (1:7-17):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<text:s text:c="1"/>Second vision-the four horns and the four blacksmiths (1:18-21)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Third vision-the man with the measuring line (2:1-13)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Fourth vision-the cleansing and clothing of Jeshua (Joshua), Judah's high priest (3:1 -10)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Fifth vision-the gold lampstand and the two olive trees (4:1-14)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<text:s text:c="1"/>Sixth vision-the flying scroll (5:1-4)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</draw:page>
      <draw:page draw:name="Slide28" draw:style-name="a900" draw:master-page-name="Master1-Layout12-tx-Title-and-Text" presentation:presentation-page-layout-name="Master1-PPL12" draw:id="Slide-283">
        <draw:frame draw:id="id144" presentation:style-name="a904" draw:name="Title 1" svg:x="1.38in" svg:y="0.4in" svg:width="10.6in" svg:height="1.44965in" presentation:class="title" presentation:placeholder="false">
          <draw:text-box>
            <text:p text:style-name="a903" text:class-names="" text:cond-style-name=""><text:span text:style-name="a901" text:class-names=""><text:s text:c="1"/>Sixth vision-the flying scroll (5:1-4)<text:s text:c="1"/></text:span><text:span text:style-name="a902" text:class-names=""/></text:p>
          </draw:text-box>
          <svg:title/>
          <svg:desc/>
        </draw:frame>
        <draw:frame draw:id="id145" presentation:style-name="a914" draw:name="Text Placeholder 2" svg:x="1.38in" svg:y="2in" svg:width="9.4in" svg:height="4.75868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<text:s text:c="1"/>The size (5:1-2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<text:s text:c="1"/>The symbol (5:3-4):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</draw:text-box>
          <svg:title/>
          <svg:desc/>
        </draw:frame>
      </draw:page>
      <draw:page draw:name="Slide29" draw:style-name="a915" draw:master-page-name="Master1-Layout13-twoColTx-Title-and-2-Column-Text" presentation:presentation-page-layout-name="Master1-PPL13" draw:id="Slide-284">
        <draw:frame draw:id="id146" presentation:style-name="a919" draw:name="Title 1" svg:x="1.38in" svg:y="0.4in" svg:width="10.6in" svg:height="1.44965in" presentation:class="title" presentation:placeholder="false">
          <draw:text-box>
            <text:p text:style-name="a918" text:class-names="" text:cond-style-name=""><text:span text:style-name="a916" text:class-names="">JEHOVAH'S REVELATIONS (1:7-6:8):<text:s text:c="1"/></text:span><text:span text:style-name="a917" text:class-names=""/></text:p>
          </draw:text-box>
          <svg:title/>
          <svg:desc/>
        </draw:frame>
        <draw:frame draw:id="id147" presentation:style-name="a932" draw:name="Text Placeholder 2" svg:x="1.38021in" svg:y="2in" svg:width="4.61632in" svg:height="4.75868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<text:s text:c="1"/>First vision-the man among the myrtle trees (1:7-17):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<text:s text:c="1"/>Second vision-the four horns and the four blacksmiths (1:18-21)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<text:s text:c="1"/>Third vision-the man with the measuring line (2:1-13)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</draw:text-box>
          <svg:title/>
          <svg:desc/>
        </draw:frame>
        <draw:frame draw:id="id148" presentation:style-name="a948" draw:name="Text Placeholder 3" svg:x="6.16319in" svg:y="2in" svg:width="4.61632in" svg:height="4.75868in" presentation:class="outline" presentation:placeholder="false">
          <draw:text-box>
            <text:list text:style-name="a935">
              <text:list-item>
                <text:p text:style-name="a934" text:class-names="" text:cond-style-name=""><text:span text:style-name="a933" text:class-names=""><text:s text:c="1"/>Fourth vision-the cleansing and clothing of Jeshua (Joshua), Judah's high priest (3:1 -10)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<text:s text:c="1"/>Fifth vision-the gold lampstand and the two olive trees (4:1-14)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<text:s text:c="1"/>Sixth vision-the flying scroll (5:1-4)<text:s text:c="1"/>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<text:s text:c="1"/>Seventh vision-the woman in the basket (5:5-11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</draw:text-box>
          <svg:title/>
          <svg:desc/>
        </draw:frame>
      </draw:page>
      <draw:page draw:name="Slide30" draw:style-name="a949" draw:master-page-name="Master1-Layout1-title-Title-Slide" presentation:presentation-page-layout-name="Master1-PPL1" draw:id="Slide-285">
        <draw:frame draw:id="id149" presentation:style-name="a953" draw:name="Title 1" svg:x="1.38in" svg:y="0.83in" svg:width="10.3in" svg:height="4.42in" presentation:class="title" presentation:placeholder="false">
          <draw:text-box>
            <text:p text:style-name="a952" text:class-names="" text:cond-style-name=""><text:span text:style-name="a950" text:class-names=""><text:s text:c="1"/>Seventh vision-the woman in the basket (5:5-11)<text:s text:c="1"/></text:span><text:span text:style-name="a951" text:class-names=""/></text:p>
          </draw:text-box>
          <svg:title/>
          <svg:desc/>
        </draw:frame>
        <draw:frame draw:id="id150" presentation:style-name="a958" draw:name="Subtitle 2" svg:x="1.38in" svg:y="5.25in" svg:width="10.3in" svg:height="1.85in" presentation:class="subtitle" presentation:placeholder="false">
          <draw:text-box>
            <text:p text:style-name="a955" text:class-names="" text:cond-style-name=""><text:span text:style-name="a954" text:class-names=""><text:s text:c="1"/>The transgressions (5:5-8)<text:s text:c="1"/></text:span></text:p>
            <text:p text:style-name="a957" text:class-names="" text:cond-style-name=""><text:span text:style-name="a956" text:class-names=""/></text:p>
          </draw:text-box>
          <svg:title/>
          <svg:desc/>
        </draw:frame>
      </draw:page>
      <draw:page draw:name="Slide31" draw:style-name="a959" draw:master-page-name="Master1-Layout12-tx-Title-and-Text" presentation:presentation-page-layout-name="Master1-PPL12" draw:id="Slide-286">
        <draw:frame draw:id="id151" presentation:style-name="a963" draw:name="Title 1" svg:x="1.38in" svg:y="0.4in" svg:width="10.6in" svg:height="1.44965in" presentation:class="title" presentation:placeholder="false">
          <draw:text-box>
            <text:p text:style-name="a962" text:class-names="" text:cond-style-name=""><text:span text:style-name="a960" text:class-names=""><text:s text:c="1"/>The transgressions (5:5-8)<text:s text:c="1"/></text:span><text:span text:style-name="a961" text:class-names=""/></text:p>
          </draw:text-box>
          <svg:title/>
          <svg:desc/>
        </draw:frame>
        <draw:frame draw:id="id152" presentation:style-name="a973" draw:name="Text Placeholder 2" svg:x="1.38in" svg:y="2in" svg:width="9.4in" svg:height="4.75868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<text:s text:c="1"/>The scope (5:5-6):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<text:s text:c="1"/>The symbol (5:7-8):<text:s text:c="1"/>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</draw:text-box>
          <svg:title/>
          <svg:desc/>
        </draw:frame>
      </draw:page>
      <draw:page draw:name="Slide32" draw:style-name="a974" draw:master-page-name="Master1-Layout12-tx-Title-and-Text" presentation:presentation-page-layout-name="Master1-PPL12" draw:id="Slide-287">
        <draw:frame draw:id="id153" presentation:style-name="a978" draw:name="Title 1" svg:x="1.38in" svg:y="0.4in" svg:width="10.6in" svg:height="1.44965in" presentation:class="title" presentation:placeholder="false">
          <draw:text-box>
            <text:p text:style-name="a977" text:class-names="" text:cond-style-name=""><text:span text:style-name="a975" text:class-names=""><text:s text:c="1"/>Seventh vision-the woman in the basket (5:5-11)<text:s text:c="1"/></text:span><text:span text:style-name="a976" text:class-names=""/></text:p>
          </draw:text-box>
          <svg:title/>
          <svg:desc/>
        </draw:frame>
        <draw:frame draw:id="id154" presentation:style-name="a991" draw:name="Text Placeholder 2" svg:x="1.38in" svg:y="2in" svg:width="9.4in" svg:height="4.75868in" presentation:class="outline" presentation:placeholder="false">
          <draw:text-box>
            <text:list text:style-name="a981">
              <text:list-item>
                <text:p text:style-name="a980" text:class-names="" text:cond-style-name=""><text:span text:style-name="a979" text:class-names=""><text:s text:c="1"/>The transgressions (5:5-8)<text:s text:c="1"/>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<text:s text:c="1"/>The transporters (5:9):<text:s text:c="1"/>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<text:s text:c="1"/>The terminal point (5:10-11):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</draw:text-box>
          <svg:title/>
          <svg:desc/>
        </draw:frame>
      </draw:page>
      <draw:page draw:name="Slide33" draw:style-name="a992" draw:master-page-name="Master1-Layout13-twoColTx-Title-and-2-Column-Text" presentation:presentation-page-layout-name="Master1-PPL13" draw:id="Slide-288">
        <draw:frame draw:id="id155" presentation:style-name="a996" draw:name="Title 1" svg:x="1.38in" svg:y="0.4in" svg:width="10.6in" svg:height="1.44965in" presentation:class="title" presentation:placeholder="false">
          <draw:text-box>
            <text:p text:style-name="a995" text:class-names="" text:cond-style-name=""><text:span text:style-name="a993" text:class-names="">JEHOVAH'S REVELATIONS (1:7-6:8):<text:s text:c="1"/></text:span><text:span text:style-name="a994" text:class-names=""/></text:p>
          </draw:text-box>
          <svg:title/>
          <svg:desc/>
        </draw:frame>
        <draw:frame draw:id="id156" presentation:style-name="a1012" draw:name="Text Placeholder 2" svg:x="1.38021in" svg:y="2in" svg:width="4.61632in" svg:height="4.75868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7" text:class-names=""><text:s text:c="1"/>First vision-the man among the myrtle trees (1:7-17):<text:s text:c="1"/>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<text:s text:c="1"/>Second vision-the four horns and the four blacksmiths (1:18-21)<text:s text:c="1"/>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<text:s text:c="1"/>Third vision-the man with the measuring line (2:1-13)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<text:s text:c="1"/>Fourth vision-the cleansing and clothing of Jeshua (Joshua), Judah's high priest (3:1 -10)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</draw:text-box>
          <svg:title/>
          <svg:desc/>
        </draw:frame>
        <draw:frame draw:id="id157" presentation:style-name="a1028" draw:name="Text Placeholder 3" svg:x="6.16319in" svg:y="2in" svg:width="4.61632in" svg:height="4.75868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<text:s text:c="1"/>Fifth vision-the gold lampstand and the two olive trees (4:1-14)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<text:s text:c="1"/>Sixth vision-the flying scroll (5:1-4)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<text:s text:c="1"/>Seventh vision-the woman in the basket (5:5-11)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<text:s text:c="1"/>Eighth vision-the four chariots (6:1-8)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</draw:text-box>
          <svg:title/>
          <svg:desc/>
        </draw:frame>
      </draw:page>
      <draw:page draw:name="Slide34" draw:style-name="a1029" draw:master-page-name="Master1-Layout12-tx-Title-and-Text" presentation:presentation-page-layout-name="Master1-PPL12" draw:id="Slide-289">
        <draw:frame draw:id="id158" presentation:style-name="a1033" draw:name="Title 1" svg:x="1.38in" svg:y="0.4in" svg:width="10.6in" svg:height="1.44965in" presentation:class="title" presentation:placeholder="false">
          <draw:text-box>
            <text:p text:style-name="a1032" text:class-names="" text:cond-style-name=""><text:span text:style-name="a1030" text:class-names=""><text:s text:c="1"/>Eighth vision-the four chariots (6:1-8)<text:s text:c="1"/></text:span><text:span text:style-name="a1031" text:class-names=""/></text:p>
          </draw:text-box>
          <svg:title/>
          <svg:desc/>
        </draw:frame>
        <draw:frame draw:id="id159" presentation:style-name="a1043" draw:name="Text Placeholder 2" svg:x="1.38in" svg:y="2in" svg:width="9.4in" svg:height="4.75868in" presentation:class="outline" presentation:placeholder="false">
          <draw:text-box>
            <text:list text:style-name="a1036">
              <text:list-item>
                <text:p text:style-name="a1035" text:class-names="" text:cond-style-name=""><text:span text:style-name="a1034" text:class-names=""><text:s text:c="1"/>What he sees (6:1-3):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<text:s text:c="1"/>What it symbolizes (6:4-8):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</draw:text-box>
          <svg:title/>
          <svg:desc/>
        </draw:frame>
      </draw:page>
      <draw:page draw:name="Slide35" draw:style-name="a1044" draw:master-page-name="Master1-Layout13-twoColTx-Title-and-2-Column-Text" presentation:presentation-page-layout-name="Master1-PPL13" draw:id="Slide-290">
        <draw:frame draw:id="id160" presentation:style-name="a1048" draw:name="Title 1" svg:x="1.38in" svg:y="0.4in" svg:width="10.6in" svg:height="1.44965in" presentation:class="title" presentation:placeholder="false">
          <draw:text-box>
            <text:p text:style-name="a1047" text:class-names="" text:cond-style-name=""><text:span text:style-name="a1045" text:class-names="">JEHOVAH'S REVELATIONS (1:7-6:8):<text:s text:c="1"/></text:span><text:span text:style-name="a1046" text:class-names=""/></text:p>
          </draw:text-box>
          <svg:title/>
          <svg:desc/>
        </draw:frame>
        <draw:frame draw:id="id161" presentation:style-name="a1064" draw:name="Text Placeholder 2" svg:x="1.38021in" svg:y="2in" svg:width="4.61632in" svg:height="4.75868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9" text:class-names=""><text:s text:c="1"/>First vision-the man among the myrtle trees (1:7-17):<text:s text:c="1"/>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<text:s text:c="1"/>Second vision-the four horns and the four blacksmiths (1:18-21)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<text:s text:c="1"/>Third vision-the man with the measuring line (2:1-13)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<text:s text:c="1"/>Fourth vision-the cleansing and clothing of Jeshua (Joshua), Judah's high priest (3:1 -10)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</draw:text-box>
          <svg:title/>
          <svg:desc/>
        </draw:frame>
        <draw:frame draw:id="id162" presentation:style-name="a1080" draw:name="Text Placeholder 3" svg:x="6.16319in" svg:y="2in" svg:width="4.61632in" svg:height="4.75868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<text:s text:c="1"/>Fifth vision-the gold lampstand and the two olive trees (4:1-14)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<text:s text:c="1"/>Sixth vision-the flying scroll (5:1-4)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<text:s text:c="1"/>Seventh vision-the woman in the basket (5:5-11)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<text:s text:c="1"/>Eighth vision-the four chariots (6:1-8)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</draw:text-box>
          <svg:title/>
          <svg:desc/>
        </draw:frame>
      </draw:page>
      <draw:page draw:name="Slide36" draw:style-name="a1081" draw:master-page-name="Master1-Layout12-tx-Title-and-Text" presentation:presentation-page-layout-name="Master1-PPL12" draw:id="Slide-291">
        <draw:frame draw:id="id163" presentation:style-name="a1085" draw:name="Title 1" svg:x="1.38in" svg:y="0.4in" svg:width="10.6in" svg:height="1.44965in" presentation:class="title" presentation:placeholder="false">
          <draw:text-box>
            <text:p text:style-name="a1084" text:class-names="" text:cond-style-name=""><text:span text:style-name="a1082" text:class-names="">ZECHARIAH 1-6</text:span><text:span text:style-name="a1083" text:class-names=""/></text:p>
          </draw:text-box>
          <svg:title/>
          <svg:desc/>
        </draw:frame>
        <draw:frame draw:id="id164" presentation:style-name="a1098" draw:name="Text Placeholder 2" svg:x="1.38in" svg:y="2in" svg:width="9.4in" svg:height="4.75868in" presentation:class="outline" presentation:placeholder="false">
          <draw:text-box>
            <text:list text:style-name="a1088">
              <text:list-item>
                <text:p text:style-name="a1087" text:class-names="" text:cond-style-name=""><text:span text:style-name="a1086" text:class-names="">JUDAH'S REPENTANCE (1:1-6)<text:s text:c="1"/>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JEHOVAH'S REVELATIONS (1:7-6:8):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JESHUA'S REWARD (6:9-15)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</draw:page>
      <draw:page draw:name="Slide37" draw:style-name="a1099" draw:master-page-name="Master1-Layout12-tx-Title-and-Text" presentation:presentation-page-layout-name="Master1-PPL12" draw:id="Slide-292">
        <draw:frame draw:id="id165" presentation:style-name="a1103" draw:name="Title 1" svg:x="1.38in" svg:y="0.4in" svg:width="10.6in" svg:height="1.44965in" presentation:class="title" presentation:placeholder="false">
          <draw:text-box>
            <text:p text:style-name="a1102" text:class-names="" text:cond-style-name=""><text:span text:style-name="a1100" text:class-names="">JESHUA'S REWARD (6:9-15)<text:s text:c="1"/></text:span><text:span text:style-name="a1101" text:class-names=""/></text:p>
          </draw:text-box>
          <svg:title/>
          <svg:desc/>
        </draw:frame>
        <draw:frame draw:id="id166" presentation:style-name="a1113" draw:name="Text Placeholder 2" svg:x="1.38in" svg:y="2in" svg:width="9.4in" svg:height="4.75868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<text:s text:c="1"/>What Zechariah is to do (6:9-11):<text:s text:c="1"/>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<text:s text:c="1"/>Why Zechariah is to do it (6:12-15)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</draw:text-box>
          <svg:title/>
          <svg:desc/>
        </draw:frame>
      </draw:page>
      <draw:page draw:name="Slide38" draw:style-name="a1114" draw:master-page-name="Master1-Layout12-tx-Title-and-Text" presentation:presentation-page-layout-name="Master1-PPL12" draw:id="Slide-293">
        <draw:frame draw:id="id167" presentation:style-name="a1118" draw:name="Title 1" svg:x="1.38in" svg:y="0.4in" svg:width="10.6in" svg:height="1.44965in" presentation:class="title" presentation:placeholder="false">
          <draw:text-box>
            <text:p text:style-name="a1117" text:class-names="" text:cond-style-name=""><text:span text:style-name="a1115" text:class-names=""><text:s text:c="1"/>Why Zechariah is to do it (6:12-15)<text:s text:c="1"/></text:span><text:span text:style-name="a1116" text:class-names=""/></text:p>
          </draw:text-box>
          <svg:title/>
          <svg:desc/>
        </draw:frame>
        <draw:frame draw:id="id168" presentation:style-name="a1128" draw:name="Text Placeholder 2" svg:x="1.38in" svg:y="2in" svg:width="9.4in" svg:height="4.75868in" presentation:class="outline" presentation:placeholder="false">
          <draw:text-box>
            <text:list text:style-name="a1121">
              <text:list-item>
                <text:p text:style-name="a1120" text:class-names="" text:cond-style-name=""><text:span text:style-name="a1119" text:class-names=""><text:s text:c="1"/>By this action the high priest represents the future reign of the Messiah over Israel (6:12-13).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<text:s text:c="1"/>By this action the four exiles represent the future return of the Jews to Israel (6:14-15).<text:s text:c="1"/>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</draw:text-box>
          <svg:title/>
          <svg:desc/>
        </draw:frame>
      </draw:page>
      <draw:page draw:name="Slide39" draw:style-name="a1129" draw:master-page-name="Master1-Layout12-tx-Title-and-Text" presentation:presentation-page-layout-name="Master1-PPL12" draw:id="Slide-294">
        <draw:frame draw:id="id169" presentation:style-name="a1133" draw:name="Title 1" svg:x="1.38in" svg:y="0.4in" svg:width="10.6in" svg:height="1.44965in" presentation:class="title" presentation:placeholder="false">
          <draw:text-box>
            <text:p text:style-name="a1132" text:class-names="" text:cond-style-name=""><text:span text:style-name="a1130" text:class-names="">JESHUA'S REWARD (6:9-15)<text:s text:c="1"/></text:span><text:span text:style-name="a1131" text:class-names=""/></text:p>
          </draw:text-box>
          <svg:title/>
          <svg:desc/>
        </draw:frame>
        <draw:frame draw:id="id170" presentation:style-name="a1143" draw:name="Text Placeholder 2" svg:x="1.38in" svg:y="2in" svg:width="9.4in" svg:height="4.75868in" presentation:class="outline" presentation:placeholder="false">
          <draw:text-box>
            <text:list text:style-name="a1136">
              <text:list-item>
                <text:p text:style-name="a1135" text:class-names="" text:cond-style-name=""><text:span text:style-name="a1134" text:class-names=""><text:s text:c="1"/>What Zechariah is to do (6:9-11):<text:s text:c="1"/>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<text:s text:c="1"/>Why Zechariah is to do it (6:12-15)<text:s text:c="1"/>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/></text:p>
              </text:list-item>
            </text:list>
          </draw:text-box>
          <svg:title/>
          <svg:desc/>
        </draw:frame>
      </draw:page>
      <draw:page draw:name="Slide40" draw:style-name="a1144" draw:master-page-name="Master1-Layout12-tx-Title-and-Text" presentation:presentation-page-layout-name="Master1-PPL12" draw:id="Slide-295">
        <draw:frame draw:id="id171" presentation:style-name="a1148" draw:name="Title 1" svg:x="1.38in" svg:y="0.4in" svg:width="10.6in" svg:height="1.44965in" presentation:class="title" presentation:placeholder="false">
          <draw:text-box>
            <text:p text:style-name="a1147" text:class-names="" text:cond-style-name=""><text:span text:style-name="a1145" text:class-names="">ZECHARIAH 1-6</text:span><text:span text:style-name="a1146" text:class-names=""/></text:p>
          </draw:text-box>
          <svg:title/>
          <svg:desc/>
        </draw:frame>
        <draw:frame draw:id="id172" presentation:style-name="a1161" draw:name="Text Placeholder 2" svg:x="1.38in" svg:y="2in" svg:width="9.4in" svg:height="4.75868in" presentation:class="outline" presentation:placeholder="false">
          <draw:text-box>
            <text:list text:style-name="a1151">
              <text:list-item>
                <text:p text:style-name="a1150" text:class-names="" text:cond-style-name=""><text:span text:style-name="a1149" text:class-names="">JUDAH'S REPENTANCE (1:1-6)<text:s text:c="1"/>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>JEHOVAH'S REVELATIONS (1:7-6:8):<text:s text:c="1"/>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JESHUA'S REWARD (6:9-15)<text:s text:c="1"/>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</draw:text-box>
          <svg:title/>
          <svg:desc/>
        </draw:frame>
      </draw:page>
      <draw:page draw:name="Slide41" draw:style-name="a1162" draw:master-page-name="Master1-Layout1-title-Title-Slide" presentation:presentation-page-layout-name="Master1-PPL1" draw:id="Slide-296">
        <draw:frame draw:id="id173" presentation:style-name="a1166" draw:name="Title 1" svg:x="1.38in" svg:y="0.83in" svg:width="10.3in" svg:height="4.42in" presentation:class="title" presentation:placeholder="false">
          <draw:text-box>
            <text:p text:style-name="a1165" text:class-names="" text:cond-style-name=""><text:span text:style-name="a1163" text:class-names="">ZECHARIAH 7-14</text:span><text:span text:style-name="a1164" text:class-names=""/></text:p>
          </draw:text-box>
          <svg:title/>
          <svg:desc/>
        </draw:frame>
        <draw:frame draw:id="id174" presentation:style-name="a1171" draw:name="Subtitle 2" svg:x="1.38in" svg:y="5.25in" svg:width="10.3in" svg:height="1.85in" presentation:class="subtitle" presentation:placeholder="false">
          <draw:text-box>
            <text:p text:style-name="a1168" text:class-names="" text:cond-style-name=""><text:span text:style-name="a1167" text:class-names="">THE CLARIFICATION (7:1-14; 8:9-19)<text:s text:c="1"/></text:span></text:p>
            <text:p text:style-name="a1170" text:class-names="" text:cond-style-name=""><text:span text:style-name="a1169" text:class-names=""/></text:p>
          </draw:text-box>
          <svg:title/>
          <svg:desc/>
        </draw:frame>
      </draw:page>
      <draw:page draw:name="Slide42" draw:style-name="a1172" draw:master-page-name="Master1-Layout12-tx-Title-and-Text" presentation:presentation-page-layout-name="Master1-PPL12" draw:id="Slide-297">
        <draw:frame draw:id="id175" presentation:style-name="a1176" draw:name="Title 1" svg:x="1.38in" svg:y="0.4in" svg:width="10.6in" svg:height="1.44965in" presentation:class="title" presentation:placeholder="false">
          <draw:text-box>
            <text:p text:style-name="a1175" text:class-names="" text:cond-style-name=""><text:span text:style-name="a1173" text:class-names="">THE CLARIFICATION (7:1-14; 8:9-19)<text:s text:c="1"/></text:span><text:span text:style-name="a1174" text:class-names=""/></text:p>
          </draw:text-box>
          <svg:title/>
          <svg:desc/>
        </draw:frame>
        <draw:frame draw:id="id176" presentation:style-name="a1186" draw:name="Text Placeholder 2" svg:x="1.38in" svg:y="2in" svg:width="9.4in" svg:height="4.75868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><text:s text:c="1"/>Judah's request (7:1-3):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<text:s text:c="1"/>Jehovah's reply (7:4-14; 8:9-19)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</draw:page>
      <draw:page draw:name="Slide43" draw:style-name="a1187" draw:master-page-name="Master1-Layout1-title-Title-Slide" presentation:presentation-page-layout-name="Master1-PPL1" draw:id="Slide-298">
        <draw:frame draw:id="id177" presentation:style-name="a1191" draw:name="Title 1" svg:x="1.38in" svg:y="0.83in" svg:width="10.3in" svg:height="4.42in" presentation:class="title" presentation:placeholder="false">
          <draw:text-box>
            <text:p text:style-name="a1190" text:class-names="" text:cond-style-name=""><text:span text:style-name="a1188" text:class-names=""><text:s text:c="1"/>Jehovah's reply (7:4-14; 8:9-19)<text:s text:c="1"/></text:span><text:span text:style-name="a1189" text:class-names=""/></text:p>
          </draw:text-box>
          <svg:title/>
          <svg:desc/>
        </draw:frame>
        <draw:frame draw:id="id178" presentation:style-name="a1196" draw:name="Subtitle 2" svg:x="1.38in" svg:y="5.25in" svg:width="10.3in" svg:height="1.85in" presentation:class="subtitle" presentation:placeholder="false">
          <draw:text-box>
            <text:p text:style-name="a1193" text:class-names="" text:cond-style-name=""><text:span text:style-name="a1192" text:class-names=""><text:s text:c="1"/>He chastens them for what they have done (7:4-7, 11-14).<text:s text:c="1"/></text:span></text:p>
            <text:p text:style-name="a1195" text:class-names="" text:cond-style-name=""><text:span text:style-name="a1194" text:class-names=""/></text:p>
          </draw:text-box>
          <svg:title/>
          <svg:desc/>
        </draw:frame>
      </draw:page>
      <draw:page draw:name="Slide44" draw:style-name="a1197" draw:master-page-name="Master1-Layout12-tx-Title-and-Text" presentation:presentation-page-layout-name="Master1-PPL12" draw:id="Slide-299">
        <draw:frame draw:id="id179" presentation:style-name="a1201" draw:name="Title 1" svg:x="1.38in" svg:y="0.4in" svg:width="10.6in" svg:height="1.44965in" presentation:class="title" presentation:placeholder="false">
          <draw:text-box>
            <text:p text:style-name="a1200" text:class-names="" text:cond-style-name=""><text:span text:style-name="a1198" text:class-names=""><text:s text:c="1"/>He chastens them for what they have done (7:4-7, 11-14).<text:s text:c="1"/></text:span><text:span text:style-name="a1199" text:class-names=""/></text:p>
          </draw:text-box>
          <svg:title/>
          <svg:desc/>
        </draw:frame>
        <draw:frame draw:id="id180" presentation:style-name="a1214" draw:name="Text Placeholder 2" svg:x="1.38in" svg:y="2in" svg:width="9.4in" svg:height="4.75868in" presentation:class="outline" presentation:placeholder="false">
          <draw:text-box>
            <text:list text:style-name="a1204">
              <text:list-item>
                <text:p text:style-name="a1203" text:class-names="" text:cond-style-name=""><text:span text:style-name="a1202" text:class-names=""><text:s text:c="1"/>Their hearts are insincere when they do observe the fifth-month fast (7:4-7).<text:s text:c="1"/>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<text:s text:c="1"/>They are proud and rebellious (7:11-12).<text:s text:c="1"/>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<text:s text:c="1"/>Their sin has led to their dispersion among the nations (7:13-14).<text:s text:c="1"/>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/></text:p>
              </text:list-item>
            </text:list>
          </draw:text-box>
          <svg:title/>
          <svg:desc/>
        </draw:frame>
      </draw:page>
      <draw:page draw:name="Slide45" draw:style-name="a1215" draw:master-page-name="Master1-Layout12-tx-Title-and-Text" presentation:presentation-page-layout-name="Master1-PPL12" draw:id="Slide-300">
        <draw:frame draw:id="id181" presentation:style-name="a1219" draw:name="Title 1" svg:x="1.38in" svg:y="0.4in" svg:width="10.6in" svg:height="1.44965in" presentation:class="title" presentation:placeholder="false">
          <draw:text-box>
            <text:p text:style-name="a1218" text:class-names="" text:cond-style-name=""><text:span text:style-name="a1216" text:class-names=""><text:s text:c="1"/>Jehovah's reply (7:4-14; 8:9-19)<text:s text:c="1"/></text:span><text:span text:style-name="a1217" text:class-names=""/></text:p>
          </draw:text-box>
          <svg:title/>
          <svg:desc/>
        </draw:frame>
        <draw:frame draw:id="id182" presentation:style-name="a1229" draw:name="Text Placeholder 2" svg:x="1.38in" svg:y="2in" svg:width="9.4in" svg:height="4.75868in" presentation:class="outline" presentation:placeholder="false">
          <draw:text-box>
            <text:list text:style-name="a1222">
              <text:list-item>
                <text:p text:style-name="a1221" text:class-names="" text:cond-style-name=""><text:span text:style-name="a1220" text:class-names=""><text:s text:c="1"/>He chastens them for what they have done (7:4-7, 11-14).<text:s text:c="1"/>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<text:s text:c="1"/>He challenges them to do what they must do now (7:8-10; 8:9-19).<text:s text:c="1"/>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/></text:p>
              </text:list-item>
            </text:list>
          </draw:text-box>
          <svg:title/>
          <svg:desc/>
        </draw:frame>
      </draw:page>
      <draw:page draw:name="Slide46" draw:style-name="a1230" draw:master-page-name="Master1-Layout12-tx-Title-and-Text" presentation:presentation-page-layout-name="Master1-PPL12" draw:id="Slide-301">
        <draw:frame draw:id="id183" presentation:style-name="a1234" draw:name="Title 1" svg:x="1.38in" svg:y="0.4in" svg:width="10.6in" svg:height="1.44965in" presentation:class="title" presentation:placeholder="false">
          <draw:text-box>
            <text:p text:style-name="a1233" text:class-names="" text:cond-style-name=""><text:span text:style-name="a1231" text:class-names=""><text:s text:c="1"/>He challenges them to do what they must do now (7:8-10; 8:9-19).<text:s text:c="1"/></text:span><text:span text:style-name="a1232" text:class-names=""/></text:p>
          </draw:text-box>
          <svg:title/>
          <svg:desc/>
        </draw:frame>
        <draw:frame draw:id="id184" presentation:style-name="a1253" draw:name="Text Placeholder 2" svg:x="1.38in" svg:y="2in" svg:width="9.4in" svg:height="4.75868in" presentation:class="outline" presentation:placeholder="false">
          <draw:text-box>
            <text:list text:style-name="a1237">
              <text:list-item>
                <text:p text:style-name="a1236" text:class-names="" text:cond-style-name=""><text:span text:style-name="a1235" text:class-names=""><text:s text:c="1"/>Be honest, merciful, and kind (7:8-9).<text:s text:c="1"/>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<text:s text:c="1"/>Don't oppress the helpless (7:10).<text:s text:c="1"/>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<text:s text:c="1"/>Complete the Temple building, and you will be blessed (8:9-15).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<text:s text:c="1"/>Always tell the truth (8:16-18).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<text:s text:c="1"/>Turn the fifth-month fast into a godly celebration (8:19).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</draw:text-box>
          <svg:title/>
          <svg:desc/>
        </draw:frame>
      </draw:page>
      <draw:page draw:name="Slide47" draw:style-name="a1254" draw:master-page-name="Master1-Layout12-tx-Title-and-Text" presentation:presentation-page-layout-name="Master1-PPL12" draw:id="Slide-302">
        <draw:frame draw:id="id185" presentation:style-name="a1258" draw:name="Title 1" svg:x="1.38in" svg:y="0.4in" svg:width="10.6in" svg:height="1.44965in" presentation:class="title" presentation:placeholder="false">
          <draw:text-box>
            <text:p text:style-name="a1257" text:class-names="" text:cond-style-name=""><text:span text:style-name="a1255" text:class-names=""><text:s text:c="1"/>Jehovah's reply (7:4-14; 8:9-19)<text:s text:c="1"/></text:span><text:span text:style-name="a1256" text:class-names=""/></text:p>
          </draw:text-box>
          <svg:title/>
          <svg:desc/>
        </draw:frame>
        <draw:frame draw:id="id186" presentation:style-name="a1268" draw:name="Text Placeholder 2" svg:x="1.38in" svg:y="2in" svg:width="9.4in" svg:height="4.75868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<text:s text:c="1"/>He chastens them for what they have done (7:4-7, 11-14).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<text:s text:c="1"/>He challenges them to do what they must do now (7:8-10; 8:9-19).<text:s text:c="1"/>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/></text:p>
              </text:list-item>
            </text:list>
          </draw:text-box>
          <svg:title/>
          <svg:desc/>
        </draw:frame>
      </draw:page>
      <draw:page draw:name="Slide48" draw:style-name="a1269" draw:master-page-name="Master1-Layout12-tx-Title-and-Text" presentation:presentation-page-layout-name="Master1-PPL12" draw:id="Slide-303">
        <draw:frame draw:id="id187" presentation:style-name="a1273" draw:name="Title 1" svg:x="1.38in" svg:y="0.4in" svg:width="10.6in" svg:height="1.44965in" presentation:class="title" presentation:placeholder="false">
          <draw:text-box>
            <text:p text:style-name="a1272" text:class-names="" text:cond-style-name=""><text:span text:style-name="a1270" text:class-names="">THE CLARIFICATION (7:1-14; 8:9-19)<text:s text:c="1"/></text:span><text:span text:style-name="a1271" text:class-names=""/></text:p>
          </draw:text-box>
          <svg:title/>
          <svg:desc/>
        </draw:frame>
        <draw:frame draw:id="id188" presentation:style-name="a1283" draw:name="Text Placeholder 2" svg:x="1.38in" svg:y="2in" svg:width="9.4in" svg:height="4.75868in" presentation:class="outline" presentation:placeholder="false">
          <draw:text-box>
            <text:list text:style-name="a1276">
              <text:list-item>
                <text:p text:style-name="a1275" text:class-names="" text:cond-style-name=""><text:span text:style-name="a1274" text:class-names=""><text:s text:c="1"/>Judah's request (7:1-3):<text:s text:c="1"/>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><text:s text:c="1"/>Jehovah's reply (7:4-14; 8:9-19)<text:s text:c="1"/>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/></text:p>
              </text:list-item>
            </text:list>
          </draw:text-box>
          <svg:title/>
          <svg:desc/>
        </draw:frame>
      </draw:page>
      <draw:page draw:name="Slide49" draw:style-name="a1284" draw:master-page-name="Master1-Layout12-tx-Title-and-Text" presentation:presentation-page-layout-name="Master1-PPL12" draw:id="Slide-304">
        <draw:frame draw:id="id189" presentation:style-name="a1288" draw:name="Title 1" svg:x="1.38in" svg:y="0.4in" svg:width="10.6in" svg:height="1.44965in" presentation:class="title" presentation:placeholder="false">
          <draw:text-box>
            <text:p text:style-name="a1287" text:class-names="" text:cond-style-name=""><text:span text:style-name="a1285" text:class-names="">ZECHARIAH 7-14</text:span><text:span text:style-name="a1286" text:class-names=""/></text:p>
          </draw:text-box>
          <svg:title/>
          <svg:desc/>
        </draw:frame>
        <draw:frame draw:id="id190" presentation:style-name="a1298" draw:name="Text Placeholder 2" svg:x="1.38in" svg:y="2in" svg:width="9.4in" svg:height="4.75868in" presentation:class="outline" presentation:placeholder="false">
          <draw:text-box>
            <text:list text:style-name="a1291">
              <text:list-item>
                <text:p text:style-name="a1290" text:class-names="" text:cond-style-name=""><text:span text:style-name="a1289" text:class-names="">THE CLARIFICATION (7:1-14; 8:9-19)<text:s text:c="1"/>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>THE CONQUESTS (9:1-8, 11-13):<text:s text:c="1"/>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/></text:p>
              </text:list-item>
            </text:list>
          </draw:text-box>
          <svg:title/>
          <svg:desc/>
        </draw:frame>
      </draw:page>
      <draw:page draw:name="Slide50" draw:style-name="a1299" draw:master-page-name="Master1-Layout1-title-Title-Slide" presentation:presentation-page-layout-name="Master1-PPL1" draw:id="Slide-305">
        <draw:frame draw:id="id191" presentation:style-name="a1303" draw:name="Title 1" svg:x="1.38in" svg:y="0.83in" svg:width="10.3in" svg:height="4.42in" presentation:class="title" presentation:placeholder="false">
          <draw:text-box>
            <text:p text:style-name="a1302" text:class-names="" text:cond-style-name=""><text:span text:style-name="a1300" text:class-names="">THE CONQUESTS (9:1-8, 11-13):<text:s text:c="1"/></text:span><text:span text:style-name="a1301" text:class-names=""/></text:p>
          </draw:text-box>
          <svg:title/>
          <svg:desc/>
        </draw:frame>
        <draw:frame draw:id="id192" presentation:style-name="a1308" draw:name="Subtitle 2" svg:x="1.38in" svg:y="5.25in" svg:width="10.3in" svg:height="1.85in" presentation:class="subtitle" presentation:placeholder="false">
          <draw:text-box>
            <text:p text:style-name="a1305" text:class-names="" text:cond-style-name=""><text:span text:style-name="a1304" text:class-names=""><text:s text:c="1"/>The Gentile pagans (9:1-8):<text:s text:c="1"/></text:span></text:p>
            <text:p text:style-name="a1307" text:class-names="" text:cond-style-name=""><text:span text:style-name="a1306" text:class-names=""/></text:p>
          </draw:text-box>
          <svg:title/>
          <svg:desc/>
        </draw:frame>
      </draw:page>
      <draw:page draw:name="Slide51" draw:style-name="a1309" draw:master-page-name="Master1-Layout12-tx-Title-and-Text" presentation:presentation-page-layout-name="Master1-PPL12" draw:id="Slide-306">
        <draw:frame draw:id="id193" presentation:style-name="a1313" draw:name="Title 1" svg:x="1.38in" svg:y="0.4in" svg:width="10.6in" svg:height="1.44965in" presentation:class="title" presentation:placeholder="false">
          <draw:text-box>
            <text:p text:style-name="a1312" text:class-names="" text:cond-style-name=""><text:span text:style-name="a1310" text:class-names=""><text:s text:c="1"/>The Gentile pagans (9:1-8):<text:s text:c="1"/></text:span><text:span text:style-name="a1311" text:class-names=""/></text:p>
          </draw:text-box>
          <svg:title/>
          <svg:desc/>
        </draw:frame>
        <draw:frame draw:id="id194" presentation:style-name="a1323" draw:name="Text Placeholder 2" svg:x="1.38in" svg:y="2in" svg:width="9.4in" svg:height="4.75868in" presentation:class="outline" presentation:placeholder="false">
          <draw:text-box>
            <text:list text:style-name="a1316">
              <text:list-item>
                <text:p text:style-name="a1315" text:class-names="" text:cond-style-name=""><text:span text:style-name="a1314" text:class-names=""><text:s text:c="1"/>The destruction of Phoenicia, Syria, and Philistia (9:1-7)<text:s text:c="1"/>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<text:s text:c="1"/>The deliverance of Judah (9:8):<text:s text:c="1"/>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/></text:p>
              </text:list-item>
            </text:list>
          </draw:text-box>
          <svg:title/>
          <svg:desc/>
        </draw:frame>
      </draw:page>
      <draw:page draw:name="Slide52" draw:style-name="a1324" draw:master-page-name="Master1-Layout12-tx-Title-and-Text" presentation:presentation-page-layout-name="Master1-PPL12" draw:id="Slide-307">
        <draw:frame draw:id="id195" presentation:style-name="a1328" draw:name="Title 1" svg:x="1.38in" svg:y="0.4in" svg:width="10.6in" svg:height="1.44965in" presentation:class="title" presentation:placeholder="false">
          <draw:text-box>
            <text:p text:style-name="a1327" text:class-names="" text:cond-style-name=""><text:span text:style-name="a1325" text:class-names="">THE CONQUESTS (9:1-8, 11-13):<text:s text:c="1"/></text:span><text:span text:style-name="a1326" text:class-names=""/></text:p>
          </draw:text-box>
          <svg:title/>
          <svg:desc/>
        </draw:frame>
        <draw:frame draw:id="id196" presentation:style-name="a1338" draw:name="Text Placeholder 2" svg:x="1.38in" svg:y="2in" svg:width="9.4in" svg:height="4.75868in" presentation:class="outline" presentation:placeholder="false">
          <draw:text-box>
            <text:list text:style-name="a1331">
              <text:list-item>
                <text:p text:style-name="a1330" text:class-names="" text:cond-style-name=""><text:span text:style-name="a1329" text:class-names=""><text:s text:c="1"/>The Gentile pagans (9:1-8):<text:s text:c="1"/>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<text:s text:c="1"/>The Jewish patriots (9:11-13):<text:s text:c="1"/>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/></text:p>
              </text:list-item>
            </text:list>
          </draw:text-box>
          <svg:title/>
          <svg:desc/>
        </draw:frame>
      </draw:page>
      <draw:page draw:name="Slide53" draw:style-name="a1339" draw:master-page-name="Master1-Layout12-tx-Title-and-Text" presentation:presentation-page-layout-name="Master1-PPL12" draw:id="Slide-308">
        <draw:frame draw:id="id197" presentation:style-name="a1343" draw:name="Title 1" svg:x="1.38in" svg:y="0.4in" svg:width="10.6in" svg:height="1.44965in" presentation:class="title" presentation:placeholder="false">
          <draw:text-box>
            <text:p text:style-name="a1342" text:class-names="" text:cond-style-name=""><text:span text:style-name="a1340" text:class-names="">ZECHARIAH 7-14</text:span><text:span text:style-name="a1341" text:class-names=""/></text:p>
          </draw:text-box>
          <svg:title/>
          <svg:desc/>
        </draw:frame>
        <draw:frame draw:id="id198" presentation:style-name="a1356" draw:name="Text Placeholder 2" svg:x="1.38in" svg:y="2in" svg:width="9.4in" svg:height="4.75868in" presentation:class="outline" presentation:placeholder="false">
          <draw:text-box>
            <text:list text:style-name="a1346">
              <text:list-item>
                <text:p text:style-name="a1345" text:class-names="" text:cond-style-name=""><text:span text:style-name="a1344" text:class-names="">THE CLARIFICATION (7:1-14; 8:9-19)<text:s text:c="1"/>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>THE CONQUESTS (9:1-8, 11-13):<text:s text:c="1"/>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THE COMINGS (8:1-8, 20-23; 9:9-10, 14-17; 10:1-14:21):<text:s text:c="1"/>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</draw:text-box>
          <svg:title/>
          <svg:desc/>
        </draw:frame>
      </draw:page>
      <draw:page draw:name="Slide54" draw:style-name="a1357" draw:master-page-name="Master1-Layout1-title-Title-Slide" presentation:presentation-page-layout-name="Master1-PPL1" draw:id="Slide-309">
        <draw:frame draw:id="id199" presentation:style-name="a1361" draw:name="Title 1" svg:x="1.38in" svg:y="0.83in" svg:width="10.3in" svg:height="4.42in" presentation:class="title" presentation:placeholder="false">
          <draw:text-box>
            <text:p text:style-name="a1360" text:class-names="" text:cond-style-name=""><text:span text:style-name="a1358" text:class-names="">THE COMINGS (8:1-8, 20-23; 9:9-10, 14-17; 10:1-14:21):<text:s text:c="1"/></text:span><text:span text:style-name="a1359" text:class-names=""/></text:p>
          </draw:text-box>
          <svg:title/>
          <svg:desc/>
        </draw:frame>
        <draw:frame draw:id="id200" presentation:style-name="a1366" draw:name="Subtitle 2" svg:x="1.38in" svg:y="5.25in" svg:width="10.3in" svg:height="1.85in" presentation:class="subtitle" presentation:placeholder="false">
          <draw:text-box>
            <text:p text:style-name="a1363" text:class-names="" text:cond-style-name=""><text:span text:style-name="a1362" text:class-names=""><text:s text:c="1"/>The first coming (9:9; 11:4-14; 12:10; 13:7)<text:s text:c="1"/></text:span></text:p>
            <text:p text:style-name="a1365" text:class-names="" text:cond-style-name=""><text:span text:style-name="a1364" text:class-names=""/></text:p>
          </draw:text-box>
          <svg:title/>
          <svg:desc/>
        </draw:frame>
      </draw:page>
      <draw:page draw:name="Slide55" draw:style-name="a1367" draw:master-page-name="Master1-Layout12-tx-Title-and-Text" presentation:presentation-page-layout-name="Master1-PPL12" draw:id="Slide-310">
        <draw:frame draw:id="id201" presentation:style-name="a1371" draw:name="Title 1" svg:x="1.38in" svg:y="0.4in" svg:width="10.6in" svg:height="1.44965in" presentation:class="title" presentation:placeholder="false">
          <draw:text-box>
            <text:p text:style-name="a1370" text:class-names="" text:cond-style-name=""><text:span text:style-name="a1368" text:class-names=""><text:s text:c="1"/>The first coming (9:9; 11:4-14; 12:10; 13:7)<text:s text:c="1"/></text:span><text:span text:style-name="a1369" text:class-names=""/></text:p>
          </draw:text-box>
          <svg:title/>
          <svg:desc/>
        </draw:frame>
        <draw:frame draw:id="id202" presentation:style-name="a1384" draw:name="Text Placeholder 2" svg:x="1.38in" svg:y="2in" svg:width="9.4in" svg:height="4.75868in" presentation:class="outline" presentation:placeholder="false">
          <draw:text-box>
            <text:list text:style-name="a1374">
              <text:list-item>
                <text:p text:style-name="a1373" text:class-names="" text:cond-style-name=""><text:span text:style-name="a1372" text:class-names=""><text:s text:c="1"/>His role as a shepherd (11:4-7)<text:s text:c="1"/>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<text:s text:c="1"/>His triumphal entry (9:9)<text:s text:c="1"/>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<text:s text:c="1"/>His twofold rejection (11:8-14; 12:10; 13:7)<text:s text:c="1"/>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/></text:p>
              </text:list-item>
            </text:list>
          </draw:text-box>
          <svg:title/>
          <svg:desc/>
        </draw:frame>
      </draw:page>
      <draw:page draw:name="Slide56" draw:style-name="a1385" draw:master-page-name="Master1-Layout1-title-Title-Slide" presentation:presentation-page-layout-name="Master1-PPL1" draw:id="Slide-311">
        <draw:frame draw:id="id203" presentation:style-name="a1389" draw:name="Title 1" svg:x="1.38in" svg:y="0.83in" svg:width="10.3in" svg:height="4.42in" presentation:class="title" presentation:placeholder="false">
          <draw:text-box>
            <text:p text:style-name="a1388" text:class-names="" text:cond-style-name=""><text:span text:style-name="a1386" text:class-names=""><text:s text:c="1"/>His twofold rejection (11:8-14; 12:10; 13:7)<text:s text:c="1"/></text:span><text:span text:style-name="a1387" text:class-names=""/></text:p>
          </draw:text-box>
          <svg:title/>
          <svg:desc/>
        </draw:frame>
        <draw:frame draw:id="id204" presentation:style-name="a1394" draw:name="Subtitle 2" svg:x="1.38in" svg:y="5.25in" svg:width="10.3in" svg:height="1.85in" presentation:class="subtitle" presentation:placeholder="false">
          <draw:text-box>
            <text:p text:style-name="a1391" text:class-names="" text:cond-style-name=""><text:span text:style-name="a1390" text:class-names=""><text:s text:c="1"/>Israel rejects the Messiah (11:8, 12-13; 12:10; 13:7).<text:s text:c="1"/></text:span></text:p>
            <text:p text:style-name="a1393" text:class-names="" text:cond-style-name=""><text:span text:style-name="a1392" text:class-names=""/></text:p>
          </draw:text-box>
          <svg:title/>
          <svg:desc/>
        </draw:frame>
      </draw:page>
      <draw:page draw:name="Slide57" draw:style-name="a1395" draw:master-page-name="Master1-Layout12-tx-Title-and-Text" presentation:presentation-page-layout-name="Master1-PPL12" draw:id="Slide-312">
        <draw:frame draw:id="id205" presentation:style-name="a1399" draw:name="Title 1" svg:x="1.38in" svg:y="0.4in" svg:width="10.6in" svg:height="1.44965in" presentation:class="title" presentation:placeholder="false">
          <draw:text-box>
            <text:p text:style-name="a1398" text:class-names="" text:cond-style-name=""><text:span text:style-name="a1396" text:class-names=""><text:s text:c="1"/>Israel rejects the Messiah (11:8, 12-13; 12:10; 13:7).<text:s text:c="1"/></text:span><text:span text:style-name="a1397" text:class-names=""/></text:p>
          </draw:text-box>
          <svg:title/>
          <svg:desc/>
        </draw:frame>
        <draw:frame draw:id="id206" presentation:style-name="a1415" draw:name="Text Placeholder 2" svg:x="1.38in" svg:y="2in" svg:width="9.4in" svg:height="4.75868in" presentation:class="outline" presentation:placeholder="false">
          <draw:text-box>
            <text:list text:style-name="a1402">
              <text:list-item>
                <text:p text:style-name="a1401" text:class-names="" text:cond-style-name=""><text:span text:style-name="a1400" text:class-names=""><text:s text:c="1"/>He is hated (11:8).<text:s text:c="1"/></text:span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<text:s text:c="1"/>He is betrayed (11:12-13).<text:s text:c="1"/>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><text:s text:c="1"/>He is abandoned (13:7).<text:s text:c="1"/></text:span></text:p>
              </text:list-item>
            </text:list>
            <text:list text:style-name="a1411">
              <text:list-item>
                <text:p text:style-name="a1410" text:class-names="" text:cond-style-name=""><text:span text:style-name="a1409" text:class-names=""><text:s text:c="1"/>He is crucified (12:10).<text:s text:c="1"/>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/></text:p>
              </text:list-item>
            </text:list>
          </draw:text-box>
          <svg:title/>
          <svg:desc/>
        </draw:frame>
      </draw:page>
      <draw:page draw:name="Slide58" draw:style-name="a1416" draw:master-page-name="Master1-Layout12-tx-Title-and-Text" presentation:presentation-page-layout-name="Master1-PPL12" draw:id="Slide-313">
        <draw:frame draw:id="id207" presentation:style-name="a1420" draw:name="Title 1" svg:x="1.38in" svg:y="0.4in" svg:width="10.6in" svg:height="1.44965in" presentation:class="title" presentation:placeholder="false">
          <draw:text-box>
            <text:p text:style-name="a1419" text:class-names="" text:cond-style-name=""><text:span text:style-name="a1417" text:class-names=""><text:s text:c="1"/>His twofold rejection (11:8-14; 12:10; 13:7)<text:s text:c="1"/></text:span><text:span text:style-name="a1418" text:class-names=""/></text:p>
          </draw:text-box>
          <svg:title/>
          <svg:desc/>
        </draw:frame>
        <draw:frame draw:id="id208" presentation:style-name="a1430" draw:name="Text Placeholder 2" svg:x="1.38in" svg:y="2in" svg:width="9.4in" svg:height="4.75868in" presentation:class="outline" presentation:placeholder="false">
          <draw:text-box>
            <text:list text:style-name="a1423">
              <text:list-item>
                <text:p text:style-name="a1422" text:class-names="" text:cond-style-name=""><text:span text:style-name="a1421" text:class-names=""><text:s text:c="1"/>Israel rejects the Messiah (11:8, 12-13; 12:10; 13:7).<text:s text:c="1"/>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><text:s text:c="1"/>The Messiah rejects Israel (11:9-11, 14).<text:s text:c="1"/></text:span></text:p>
              </text:list-item>
            </text:list>
            <text:list text:style-name="a1429">
              <text:list-item>
                <text:p text:style-name="a1428" text:class-names="" text:cond-style-name=""><text:span text:style-name="a1427" text:class-names=""/></text:p>
              </text:list-item>
            </text:list>
          </draw:text-box>
          <svg:title/>
          <svg:desc/>
        </draw:frame>
      </draw:page>
      <draw:page draw:name="Slide59" draw:style-name="a1431" draw:master-page-name="Master1-Layout12-tx-Title-and-Text" presentation:presentation-page-layout-name="Master1-PPL12" draw:id="Slide-314">
        <draw:frame draw:id="id209" presentation:style-name="a1435" draw:name="Title 1" svg:x="1.38in" svg:y="0.4in" svg:width="10.6in" svg:height="1.44965in" presentation:class="title" presentation:placeholder="false">
          <draw:text-box>
            <text:p text:style-name="a1434" text:class-names="" text:cond-style-name=""><text:span text:style-name="a1432" text:class-names=""><text:s text:c="1"/>The first coming (9:9; 11:4-14; 12:10; 13:7)<text:s text:c="1"/></text:span><text:span text:style-name="a1433" text:class-names=""/></text:p>
          </draw:text-box>
          <svg:title/>
          <svg:desc/>
        </draw:frame>
        <draw:frame draw:id="id210" presentation:style-name="a1448" draw:name="Text Placeholder 2" svg:x="1.38in" svg:y="2in" svg:width="9.4in" svg:height="4.75868in" presentation:class="outline" presentation:placeholder="false">
          <draw:text-box>
            <text:list text:style-name="a1438">
              <text:list-item>
                <text:p text:style-name="a1437" text:class-names="" text:cond-style-name=""><text:span text:style-name="a1436" text:class-names=""><text:s text:c="1"/>His role as a shepherd (11:4-7)<text:s text:c="1"/>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><text:s text:c="1"/>His triumphal entry (9:9)<text:s text:c="1"/>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<text:s text:c="1"/>His twofold rejection (11:8-14; 12:10; 13:7)<text:s text:c="1"/></text:span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/></text:p>
              </text:list-item>
            </text:list>
          </draw:text-box>
          <svg:title/>
          <svg:desc/>
        </draw:frame>
      </draw:page>
      <draw:page draw:name="Slide60" draw:style-name="a1449" draw:master-page-name="Master1-Layout12-tx-Title-and-Text" presentation:presentation-page-layout-name="Master1-PPL12" draw:id="Slide-315">
        <draw:frame draw:id="id211" presentation:style-name="a1453" draw:name="Title 1" svg:x="1.38in" svg:y="0.4in" svg:width="10.6in" svg:height="1.44965in" presentation:class="title" presentation:placeholder="false">
          <draw:text-box>
            <text:p text:style-name="a1452" text:class-names="" text:cond-style-name=""><text:span text:style-name="a1450" text:class-names="">THE COMINGS (8:1-8, 20-23; 9:9-10, 14-17; 10:1-14:21):<text:s text:c="1"/></text:span><text:span text:style-name="a1451" text:class-names=""/></text:p>
          </draw:text-box>
          <svg:title/>
          <svg:desc/>
        </draw:frame>
        <draw:frame draw:id="id212" presentation:style-name="a1463" draw:name="Text Placeholder 2" svg:x="1.38in" svg:y="2in" svg:width="9.4in" svg:height="4.75868in" presentation:class="outline" presentation:placeholder="false">
          <draw:text-box>
            <text:list text:style-name="a1456">
              <text:list-item>
                <text:p text:style-name="a1455" text:class-names="" text:cond-style-name=""><text:span text:style-name="a1454" text:class-names=""><text:s text:c="1"/>The first coming (9:9; 11:4-14; 12:10; 13:7)<text:s text:c="1"/>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><text:s text:c="1"/>The second coming (8:1-8, 20-23; 9:10, 14-17; 10:1-11:3; 11:15-13:6, 8-9; 14:1-21)<text:s text:c="1"/></text:span></text:p>
              </text:list-item>
            </text:list>
            <text:list text:style-name="a1462">
              <text:list-item>
                <text:p text:style-name="a1461" text:class-names="" text:cond-style-name=""><text:span text:style-name="a1460" text:class-names=""/></text:p>
              </text:list-item>
            </text:list>
          </draw:text-box>
          <svg:title/>
          <svg:desc/>
        </draw:frame>
      </draw:page>
      <draw:page draw:name="Slide61" draw:style-name="a1464" draw:master-page-name="Master1-Layout1-title-Title-Slide" presentation:presentation-page-layout-name="Master1-PPL1" draw:id="Slide-316">
        <draw:frame draw:id="id213" presentation:style-name="a1468" draw:name="Title 1" svg:x="1.38in" svg:y="0.83in" svg:width="10.3in" svg:height="4.42in" presentation:class="title" presentation:placeholder="false">
          <draw:text-box>
            <text:p text:style-name="a1467" text:class-names="" text:cond-style-name=""><text:span text:style-name="a1465" text:class-names=""><text:s text:c="1"/>The second coming (8:1-8, 20-23; 9:10, 14-17; 10:1-11:3; 11:15-13:6, 8-9; 14:1-21)<text:s text:c="1"/></text:span><text:span text:style-name="a1466" text:class-names=""/></text:p>
          </draw:text-box>
          <svg:title/>
          <svg:desc/>
        </draw:frame>
        <draw:frame draw:id="id214" presentation:style-name="a1473" draw:name="Subtitle 2" svg:x="1.38in" svg:y="5.25in" svg:width="10.3in" svg:height="1.85in" presentation:class="subtitle" presentation:placeholder="false">
          <draw:text-box>
            <text:p text:style-name="a1470" text:class-names="" text:cond-style-name=""><text:span text:style-name="a1469" text:class-names=""><text:s text:c="1"/>Pre-appearance events (11:15-17; 12:1-8; 13:8-9; 14:1-2, 12-15)<text:s text:c="1"/></text:span></text:p>
            <text:p text:style-name="a1472" text:class-names="" text:cond-style-name=""><text:span text:style-name="a1471" text:class-names=""/></text:p>
          </draw:text-box>
          <svg:title/>
          <svg:desc/>
        </draw:frame>
      </draw:page>
      <draw:page draw:name="Slide62" draw:style-name="a1474" draw:master-page-name="Master1-Layout12-tx-Title-and-Text" presentation:presentation-page-layout-name="Master1-PPL12" draw:id="Slide-317">
        <draw:frame draw:id="id215" presentation:style-name="a1478" draw:name="Title 1" svg:x="1.38in" svg:y="0.4in" svg:width="10.6in" svg:height="1.44965in" presentation:class="title" presentation:placeholder="false">
          <draw:text-box>
            <text:p text:style-name="a1477" text:class-names="" text:cond-style-name=""><text:span text:style-name="a1475" text:class-names=""><text:s text:c="1"/>Pre-appearance events (11:15-17; 12:1-8; 13:8-9; 14:1-2, 12-15)<text:s text:c="1"/></text:span><text:span text:style-name="a1476" text:class-names=""/></text:p>
          </draw:text-box>
          <svg:title/>
          <svg:desc/>
        </draw:frame>
        <draw:frame draw:id="id216" presentation:style-name="a1491" draw:name="Text Placeholder 2" svg:x="1.38in" svg:y="2in" svg:width="9.4in" svg:height="4.75868in" presentation:class="outline" presentation:placeholder="false">
          <draw:text-box>
            <text:list text:style-name="a1481">
              <text:list-item>
                <text:p text:style-name="a1480" text:class-names="" text:cond-style-name=""><text:span text:style-name="a1479" text:class-names=""><text:s text:c="1"/>The Antichrist's reign (11:15-17)<text:s text:c="1"/>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><text:s text:c="1"/>The Jewish remnant's survival (13:8-9)<text:s text:c="1"/>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<text:s text:c="1"/>The battle for Jerusalem (12:1-8; 14:1-2, 12-15)<text:s text:c="1"/>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/></text:p>
              </text:list-item>
            </text:list>
          </draw:text-box>
          <svg:title/>
          <svg:desc/>
        </draw:frame>
      </draw:page>
      <draw:page draw:name="Slide63" draw:style-name="a1492" draw:master-page-name="Master1-Layout12-tx-Title-and-Text" presentation:presentation-page-layout-name="Master1-PPL12" draw:id="Slide-318">
        <draw:frame draw:id="id217" presentation:style-name="a1496" draw:name="Title 1" svg:x="1.38in" svg:y="0.4in" svg:width="10.6in" svg:height="1.44965in" presentation:class="title" presentation:placeholder="false">
          <draw:text-box>
            <text:p text:style-name="a1495" text:class-names="" text:cond-style-name=""><text:span text:style-name="a1493" text:class-names=""><text:s text:c="1"/>The second coming (8:1-8, 20-23; 9:10, 14-17; 10:1-11:3; 11:15-13:6, 8-9; 14:1-21)<text:s text:c="1"/></text:span><text:span text:style-name="a1494" text:class-names=""/></text:p>
          </draw:text-box>
          <svg:title/>
          <svg:desc/>
        </draw:frame>
        <draw:frame draw:id="id218" presentation:style-name="a1506" draw:name="Text Placeholder 2" svg:x="1.38in" svg:y="2in" svg:width="9.4in" svg:height="4.75868in" presentation:class="outline" presentation:placeholder="false">
          <draw:text-box>
            <text:list text:style-name="a1499">
              <text:list-item>
                <text:p text:style-name="a1498" text:class-names="" text:cond-style-name=""><text:span text:style-name="a1497" text:class-names=""><text:s text:c="1"/>Pre-appearance events (11:15-17; 12:1-8; 13:8-9; 14:1-2, 12-15)<text:s text:c="1"/>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><text:s text:c="1"/>Appearance events (8:1-8, 20-23; 9:14-15; 10:4-5; 11:1-3; 12:9-14; 14:3-5)<text:s text:c="1"/>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/></text:p>
              </text:list-item>
            </text:list>
          </draw:text-box>
          <svg:title/>
          <svg:desc/>
        </draw:frame>
      </draw:page>
      <draw:page draw:name="Slide64" draw:style-name="a1507" draw:master-page-name="Master1-Layout12-tx-Title-and-Text" presentation:presentation-page-layout-name="Master1-PPL12" draw:id="Slide-319">
        <draw:frame draw:id="id219" presentation:style-name="a1511" draw:name="Title 1" svg:x="1.38in" svg:y="0.4in" svg:width="10.6in" svg:height="1.44965in" presentation:class="title" presentation:placeholder="false">
          <draw:text-box>
            <text:p text:style-name="a1510" text:class-names="" text:cond-style-name=""><text:span text:style-name="a1508" text:class-names=""><text:s text:c="1"/>Appearance events (8:1-8, 20-23; 9:14-15; 10:4-5; 11:1-3; 12:9-14; 14:3-5)<text:s text:c="1"/></text:span><text:span text:style-name="a1509" text:class-names=""/></text:p>
          </draw:text-box>
          <svg:title/>
          <svg:desc/>
        </draw:frame>
        <draw:frame draw:id="id220" presentation:style-name="a1527" draw:name="Text Placeholder 2" svg:x="1.38in" svg:y="2in" svg:width="9.4in" svg:height="4.75868in" presentation:class="outline" presentation:placeholder="false">
          <draw:text-box>
            <text:list text:style-name="a1514">
              <text:list-item>
                <text:p text:style-name="a1513" text:class-names="" text:cond-style-name=""><text:span text:style-name="a1512" text:class-names=""><text:s text:c="1"/>Christ's return (14:4-5)<text:s text:c="1"/>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><text:s text:c="1"/>The Battle of Armageddon (9:14-15; 10:4-5; 11:1-3; 12:9; 14:3)<text:s text:c="1"/>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><text:s text:c="1"/>Israel's recognition of Christ (12:10-14)<text:s text:c="1"/>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<text:s text:c="1"/>Jerusalem's salvation (8:1-8, 20-23)<text:s text:c="1"/>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/></text:p>
              </text:list-item>
            </text:list>
          </draw:text-box>
          <svg:title/>
          <svg:desc/>
        </draw:frame>
      </draw:page>
      <draw:page draw:name="Slide65" draw:style-name="a1528" draw:master-page-name="Master1-Layout12-tx-Title-and-Text" presentation:presentation-page-layout-name="Master1-PPL12" draw:id="Slide-320">
        <draw:frame draw:id="id221" presentation:style-name="a1532" draw:name="Title 1" svg:x="1.38in" svg:y="0.4in" svg:width="10.6in" svg:height="1.44965in" presentation:class="title" presentation:placeholder="false">
          <draw:text-box>
            <text:p text:style-name="a1531" text:class-names="" text:cond-style-name=""><text:span text:style-name="a1529" text:class-names=""><text:s text:c="1"/>The second coming (8:1-8, 20-23; 9:10, 14-17; 10:1-11:3; 11:15-13:6, 8-9; 14:1-21)<text:s text:c="1"/></text:span><text:span text:style-name="a1530" text:class-names=""/></text:p>
          </draw:text-box>
          <svg:title/>
          <svg:desc/>
        </draw:frame>
        <draw:frame draw:id="id222" presentation:style-name="a1545" draw:name="Text Placeholder 2" svg:x="1.38in" svg:y="2in" svg:width="9.4in" svg:height="4.75868in" presentation:class="outline" presentation:placeholder="false">
          <draw:text-box>
            <text:list text:style-name="a1535">
              <text:list-item>
                <text:p text:style-name="a1534" text:class-names="" text:cond-style-name=""><text:span text:style-name="a1533" text:class-names=""><text:s text:c="1"/>Pre-appearance events (11:15-17; 12:1-8; 13:8-9; 14:1-2, 12-15)<text:s text:c="1"/>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><text:s text:c="1"/>Appearance events (8:1-8, 20-23; 9:14-15; 10:4-5; 11:1-3; 12:9-14; 14:3-5)<text:s text:c="1"/></text:span></text:p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><text:s text:c="1"/>Post-appearance events (9:10, 16-17; 10:1-3, 6-12; 13:1-6; 14:6-11, 16-21)<text:s text:c="1"/></text:span></text:p>
              </text:list-item>
            </text:list>
            <text:list text:style-name="a1544">
              <text:list-item>
                <text:p text:style-name="a1543" text:class-names="" text:cond-style-name=""><text:span text:style-name="a1542" text:class-names=""/></text:p>
              </text:list-item>
            </text:list>
          </draw:text-box>
          <svg:title/>
          <svg:desc/>
        </draw:frame>
      </draw:page>
      <draw:page draw:name="Slide66" draw:style-name="a1546" draw:master-page-name="Master1-Layout13-twoColTx-Title-and-2-Column-Text" presentation:presentation-page-layout-name="Master1-PPL13" draw:id="Slide-321">
        <draw:frame draw:id="id223" presentation:style-name="a1550" draw:name="Title 1" svg:x="1.38in" svg:y="0.4in" svg:width="10.6in" svg:height="1.44965in" presentation:class="title" presentation:placeholder="false">
          <draw:text-box>
            <text:p text:style-name="a1549" text:class-names="" text:cond-style-name=""><text:span text:style-name="a1547" text:class-names=""><text:s text:c="1"/>Post-appearance events (9:10, 16-17; 10:1-3, 6-12; 13:1-6; 14:6-11, 16-21)<text:s text:c="1"/></text:span><text:span text:style-name="a1548" text:class-names=""/></text:p>
          </draw:text-box>
          <svg:title/>
          <svg:desc/>
        </draw:frame>
        <draw:frame draw:id="id224" presentation:style-name="a1569" draw:name="Text Placeholder 2" svg:x="1.38021in" svg:y="2in" svg:width="4.61632in" svg:height="4.75868in" presentation:class="outline" presentation:placeholder="false">
          <draw:text-box>
            <text:list text:style-name="a1553">
              <text:list-item>
                <text:p text:style-name="a1552" text:class-names="" text:cond-style-name=""><text:span text:style-name="a1551" text:class-names=""><text:s text:c="1"/>Unfaithful Israel's judgment (10:2-3)<text:s text:c="1"/>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><text:s text:c="1"/>Faithful Israel's regathering (10:8-12)<text:s text:c="1"/></text:span></text:p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><text:s text:c="1"/>Israel's cleansing (13:1-6)<text:s text:c="1"/></text:span></text:p>
              </text:list-item>
            </text:list>
            <text:list text:style-name="a1562">
              <text:list-item>
                <text:p text:style-name="a1561" text:class-names="" text:cond-style-name=""><text:span text:style-name="a1560" text:class-names=""><text:s text:c="1"/>Jerusalem's elevation (14:10-11)<text:s text:c="1"/></text:span></text:p>
              </text:list-item>
            </text:list>
            <text:list text:style-name="a1565">
              <text:list-item>
                <text:p text:style-name="a1564" text:class-names="" text:cond-style-name=""><text:span text:style-name="a1563" text:class-names=""><text:s text:c="1"/>The lifting of nature's curse (10:1)<text:s text:c="1"/>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/></text:p>
              </text:list-item>
            </text:list>
          </draw:text-box>
          <svg:title/>
          <svg:desc/>
        </draw:frame>
        <draw:frame draw:id="id225" presentation:style-name="a1588" draw:name="Text Placeholder 3" svg:x="6.16319in" svg:y="2in" svg:width="4.61632in" svg:height="4.75868in" presentation:class="outline" presentation:placeholder="false">
          <draw:text-box>
            <text:list text:style-name="a1572">
              <text:list-item>
                <text:p text:style-name="a1571" text:class-names="" text:cond-style-name=""><text:span text:style-name="a1570" text:class-names=""><text:s text:c="1"/>Wondrous changes in the heavens (14:6-7)<text:s text:c="1"/></text:span></text:p>
              </text:list-item>
            </text:list>
            <text:list text:style-name="a1575">
              <text:list-item>
                <text:p text:style-name="a1574" text:class-names="" text:cond-style-name=""><text:span text:style-name="a1573" text:class-names=""><text:s text:c="1"/>Living waters proceeding from Jerusalem to purify the land (14:8)<text:s text:c="1"/></text:span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><text:s text:c="1"/>Christ's universal reign (9:10)<text:s text:c="1"/>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><text:s text:c="1"/>Universal joy (9:16-17; 10:6-7)<text:s text:c="1"/>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><text:s text:c="1"/>Universal worship (14:9, 16-19)<text:s text:c="1"/></text:span></text:p>
              </text:list-item>
            </text:list>
            <text:list text:style-name="a1587">
              <text:list-item>
                <text:p text:style-name="a1586" text:class-names="" text:cond-style-name=""><text:span text:style-name="a1585" text:class-names=""/></text:p>
              </text:list-item>
            </text:list>
          </draw:text-box>
          <svg:title/>
          <svg:desc/>
        </draw:frame>
      </draw:page>
      <draw:page draw:name="Slide67" draw:style-name="a1589" draw:master-page-name="Master1-Layout12-tx-Title-and-Text" presentation:presentation-page-layout-name="Master1-PPL12" draw:id="Slide-322">
        <draw:frame draw:id="id226" presentation:style-name="a1593" draw:name="Title 1" svg:x="1.38in" svg:y="0.4in" svg:width="10.6in" svg:height="1.44965in" presentation:class="title" presentation:placeholder="false">
          <draw:text-box>
            <text:p text:style-name="a1592" text:class-names="" text:cond-style-name=""><text:span text:style-name="a1590" text:class-names=""><text:s text:c="1"/>The second coming (8:1-8, 20-23; 9:10, 14-17; 10:1-11:3; 11:15-13:6, 8-9; 14:1-21)<text:s text:c="1"/></text:span><text:span text:style-name="a1591" text:class-names=""/></text:p>
          </draw:text-box>
          <svg:title/>
          <svg:desc/>
        </draw:frame>
        <draw:frame draw:id="id227" presentation:style-name="a1606" draw:name="Text Placeholder 2" svg:x="1.38in" svg:y="2in" svg:width="9.4in" svg:height="4.75868in" presentation:class="outline" presentation:placeholder="false">
          <draw:text-box>
            <text:list text:style-name="a1596">
              <text:list-item>
                <text:p text:style-name="a1595" text:class-names="" text:cond-style-name=""><text:span text:style-name="a1594" text:class-names=""><text:s text:c="1"/>Pre-appearance events (11:15-17; 12:1-8; 13:8-9; 14:1-2, 12-15)<text:s text:c="1"/></text:span></text:p>
              </text:list-item>
            </text:list>
            <text:list text:style-name="a1599">
              <text:list-item>
                <text:p text:style-name="a1598" text:class-names="" text:cond-style-name=""><text:span text:style-name="a1597" text:class-names=""><text:s text:c="1"/>Appearance events (8:1-8, 20-23; 9:14-15; 10:4-5; 11:1-3; 12:9-14; 14:3-5)<text:s text:c="1"/></text:span></text:p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><text:s text:c="1"/>Post-appearance events (9:10, 16-17; 10:1-3, 6-12; 13:1-6; 14:6-11, 16-21)<text:s text:c="1"/>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/></text:p>
              </text:list-item>
            </text:list>
          </draw:text-box>
          <svg:title/>
          <svg:desc/>
        </draw:frame>
      </draw:page>
      <draw:page draw:name="Slide68" draw:style-name="a1607" draw:master-page-name="Master1-Layout12-tx-Title-and-Text" presentation:presentation-page-layout-name="Master1-PPL12" draw:id="Slide-323">
        <draw:frame draw:id="id228" presentation:style-name="a1611" draw:name="Title 1" svg:x="1.38in" svg:y="0.4in" svg:width="10.6in" svg:height="1.44965in" presentation:class="title" presentation:placeholder="false">
          <draw:text-box>
            <text:p text:style-name="a1610" text:class-names="" text:cond-style-name=""><text:span text:style-name="a1608" text:class-names="">THE COMINGS (8:1-8, 20-23; 9:9-10, 14-17; 10:1-14:21):<text:s text:c="1"/></text:span><text:span text:style-name="a1609" text:class-names=""/></text:p>
          </draw:text-box>
          <svg:title/>
          <svg:desc/>
        </draw:frame>
        <draw:frame draw:id="id229" presentation:style-name="a1621" draw:name="Text Placeholder 2" svg:x="1.38in" svg:y="2in" svg:width="9.4in" svg:height="4.75868in" presentation:class="outline" presentation:placeholder="false">
          <draw:text-box>
            <text:list text:style-name="a1614">
              <text:list-item>
                <text:p text:style-name="a1613" text:class-names="" text:cond-style-name=""><text:span text:style-name="a1612" text:class-names=""><text:s text:c="1"/>The first coming (9:9; 11:4-14; 12:10; 13:7)<text:s text:c="1"/></text:span></text:p>
              </text:list-item>
            </text:list>
            <text:list text:style-name="a1617">
              <text:list-item>
                <text:p text:style-name="a1616" text:class-names="" text:cond-style-name=""><text:span text:style-name="a1615" text:class-names=""><text:s text:c="1"/>The second coming (8:1-8, 20-23; 9:10, 14-17; 10:1-11:3; 11:15-13:6, 8-9; 14:1-21)<text:s text:c="1"/></text:span></text:p>
              </text:list-item>
            </text:list>
            <text:list text:style-name="a1620">
              <text:list-item>
                <text:p text:style-name="a1619" text:class-names="" text:cond-style-name=""><text:span text:style-name="a1618" text:class-names=""/></text:p>
              </text:list-item>
            </text:list>
          </draw:text-box>
          <svg:title/>
          <svg:desc/>
        </draw:frame>
      </draw:page>
      <draw:page draw:name="Slide69" draw:style-name="a1622" draw:master-page-name="Master1-Layout12-tx-Title-and-Text" presentation:presentation-page-layout-name="Master1-PPL12" draw:id="Slide-324">
        <draw:frame draw:id="id230" presentation:style-name="a1626" draw:name="Title 1" svg:x="1.38in" svg:y="0.4in" svg:width="10.6in" svg:height="1.44965in" presentation:class="title" presentation:placeholder="false">
          <draw:text-box>
            <text:p text:style-name="a1625" text:class-names="" text:cond-style-name=""><text:span text:style-name="a1623" text:class-names="">ZECHARIAH 7-14</text:span><text:span text:style-name="a1624" text:class-names=""/></text:p>
          </draw:text-box>
          <svg:title/>
          <svg:desc/>
        </draw:frame>
        <draw:frame draw:id="id231" presentation:style-name="a1639" draw:name="Text Placeholder 2" svg:x="1.38in" svg:y="2in" svg:width="9.4in" svg:height="4.75868in" presentation:class="outline" presentation:placeholder="false">
          <draw:text-box>
            <text:list text:style-name="a1629">
              <text:list-item>
                <text:p text:style-name="a1628" text:class-names="" text:cond-style-name=""><text:span text:style-name="a1627" text:class-names="">THE CLARIFICATION (7:1-14; 8:9-19)<text:s text:c="1"/></text:span></text:p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>THE CONQUESTS (9:1-8, 11-13):<text:s text:c="1"/></text:span></text:p>
              </text:list-item>
            </text:list>
            <text:list text:style-name="a1635">
              <text:list-item>
                <text:p text:style-name="a1634" text:class-names="" text:cond-style-name=""><text:span text:style-name="a1633" text:class-names="">THE COMINGS (8:1-8, 20-23; 9:9-10, 14-17; 10:1-14:21):<text:s text:c="1"/></text:span></text:p>
              </text:list-item>
            </text:list>
            <text:list text:style-name="a1638">
              <text:list-item>
                <text:p text:style-name="a1637" text:class-names="" text:cond-style-name=""><text:span text:style-name="a1636" text:class-names=""/></text:p>
              </text:list-item>
            </text:list>
          </draw:text-box>
          <svg:title/>
          <svg:desc/>
        </draw:frame>
      </draw:page>
      <draw:page draw:name="Slide70" draw:style-name="a1640" draw:master-page-name="Master1-Layout1-title-Title-Slide" presentation:presentation-page-layout-name="Master1-PPL1" draw:id="Slide-325">
        <draw:frame draw:id="id232" presentation:style-name="a1644" draw:name="Title 1" svg:x="1.38in" svg:y="0.83in" svg:width="10.3in" svg:height="4.42in" presentation:class="title" presentation:placeholder="false">
          <draw:text-box>
            <text:p text:style-name="a1643" text:class-names="" text:cond-style-name=""><text:span text:style-name="a1641" text:class-names="">Zechariah</text:span><text:span text:style-name="a1642" text:class-names=""/></text:p>
          </draw:text-box>
          <svg:title/>
          <svg:desc/>
        </draw:frame>
        <draw:frame draw:id="id233" presentation:style-name="a1645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Zechariah</dc:title>
    <meta:initial-creator>David STRICKLAND</meta:initial-creator>
    <dc:creator>David STRICKLAND</dc:creator>
    <meta:creation-date>2020-02-22T19:36:10Z</meta:creation-date>
    <dc:date>2020-02-22T19:36:11Z</dc:date>
    <meta:template xlink:href="BibleStudy" xlink:type="simple"/>
    <meta:editing-cycles>1</meta:editing-cycles>
    <meta:editing-duration>PT1S</meta:editing-duration>
    <meta:document-statistic meta:paragraph-count="252" meta:word-count="2470"/>
  </office:meta>
</office:document-meta>
</file>